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#ffffff" fo:color="#000000"/>
    </style:style>
    <style:style style:name="T2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6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8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0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1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2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1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4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1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6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1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8" style:family="text">
      <style:text-properties fo:font-size="12.00pt" fo:font-weight="bold" fo:font-family="Calibri" style:font-family-asian="Calibri" style:font-family-complex="Calibri" fo:background-color="#ffffff" fo:color="#333333"/>
    </style:style>
    <style:style style:name="T19" style:family="text">
      <style:text-properties fo:font-size="12.00pt" fo:font-weight="normal" fo:font-family="Calibri" style:font-family-asian="Calibri" style:font-family-complex="Calibri" fo:background-color="#ffffff" fo:color="#333333"/>
    </style:style>
    <style:style style:name="T2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1" style:family="text">
      <style:text-properties fo:font-size="12.00pt" fo:font-weight="normal" fo:font-family="Calibri" style:font-family-asian="Calibri" style:font-family-complex="Calibri" fo:background-color="#ffffff" fo:color="#333333"/>
    </style:style>
    <style:style style:name="T2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3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2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5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2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7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left="9.00pt" fo:text-indent="0.00pt" fo:margin-bottom="8.00pt"/>
    </style:style>
    <style:style style:name="P3" style:family="paragraph">
      <style:paragraph-properties fo:line-height="100.00%" fo:text-align="left" fo:margin-left="9.00pt" fo:text-indent="0.00pt" fo:margin-bottom="8.00pt"/>
    </style:style>
    <text:list-style style:name="L4">
      <text:list-level-style-bullet text:level="1" text:bullet-char="•">
        <style:list-level-properties text:space-before="13.5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9.00pt" fo:text-indent="9.00pt" fo:margin-bottom="8.00pt"/>
    </style:style>
    <style:style style:name="P5" style:family="paragraph">
      <style:paragraph-properties fo:line-height="100.00%" fo:text-align="left" fo:margin-left="18.00pt" fo:text-indent="9.00pt" fo:margin-bottom="8.00pt"/>
    </style:style>
    <style:style style:name="P6" style:family="paragraph">
      <style:paragraph-properties fo:line-height="100.00%" fo:text-align="left" fo:margin-left="-9.00pt" fo:text-indent="9.00pt" fo:margin-bottom="8.00pt"/>
    </style:style>
    <style:style style:name="P7" style:family="paragraph">
      <style:paragraph-properties fo:line-height="100.00%" fo:text-align="left" fo:margin-left="18.00pt" fo:text-indent="9.00pt" fo:margin-bottom="8.00pt"/>
    </style:style>
    <style:style style:name="P8" style:family="paragraph">
      <style:paragraph-properties fo:line-height="100.00%" fo:text-align="left" fo:margin-left="45.00pt" fo:text-indent="9.00pt" fo:margin-bottom="8.00pt"/>
    </style:style>
    <style:style style:name="P9" style:family="paragraph">
      <style:paragraph-properties fo:line-height="100.00%" fo:text-align="left" fo:margin-left="18.00pt" fo:text-indent="9.00pt" fo:margin-bottom="8.00pt"/>
    </style:style>
  </office:automatic-styles>
  <office:body>
    <office:text>
      <text:p text:style-name="P1"><text:span text:style-name="T1">Car Manager App - Front End Task</text:span></text:p>
      <text:p text:style-name="P1"><text:span text:style-name="T2">Task Description</text:span></text:p>
      <text:p text:style-name="P1"><text:span text:style-name="T3">Required frameworks and tools:<text:s text:c="2"/>Angular Cli, Angular 2, TypeScript, Ng-Bootstrap.</text:span></text:p>
      <text:p text:style-name="P1"><text:span text:style-name="T3">The application should consist of two pages - a list of cars and a form to create or update a car. You should implement a simple CRUD functionality. To store car’s data use Local Storage. You should push in GitHub repo the final result.</text:span></text:p>
      <text:p text:style-name="P1"><text:span text:style-name="T4">Model:</text:span></text:p>
      <text:p text:style-name="P2"><text:span text:style-name="T5">Car {<text:line-break/><text:s text:c="5"/></text:span><text:span text:style-name="T6">id</text:span><text:span text:style-name="T7"><text:s/>( number, unique ),<text:line-break/><text:s text:c="5"/></text:span><text:span text:style-name="T8">brand</text:span><text:span text:style-name="T9"><text:s/>(string, required),<text:line-break/><text:s text:c="5"/></text:span><text:span text:style-name="T10">model</text:span><text:span text:style-name="T11"><text:s/>(string, required) ,<text:line-break/><text:s text:c="5"/></text:span><text:span text:style-name="T12">description</text:span><text:span text:style-name="T13">(string, optional) ,<text:line-break/><text:s text:c="4"/></text:span><text:span text:style-name="T14"><text:s/>registration_numbe</text:span><text:span text:style-name="T15">r(any, required),<text:line-break/><text:s text:c="5"/></text:span><text:span text:style-name="T16">fuelType</text:span><text:span text:style-name="T17">(string, required) = [ “Petrol”, “Diesel”, “Electric” ],<text:line-break/><text:s text:c="5"/></text:span><text:span text:style-name="T18">transmission</text:span><text:span text:style-name="T19">(string, required)</text:span><text:span text:style-name="T20"><text:s/>= [<text:s text:c="2"/>“</text:span><text:span text:style-name="T21">Manual<text:s/></text:span><text:span text:style-name="T22">”, “Automatic”, “Semi-Automatic” ]<text:line-break/>}</text:span></text:p>
      <text:list text:style-name="L4">
        <text:list-item>
          <text:p text:style-name="P4"><text:span text:style-name="T23">List of cars screen </text:span></text:p>
        </text:list-item>
        <text:list-item>
          <text:p text:style-name="P5"><text:span text:style-name="T24">Add/create a new car button</text:span></text:p>
        </text:list-item>
        <text:list-item>
          <text:p text:style-name="P5"><text:span text:style-name="T24">Grid of car items</text:span></text:p>
        </text:list-item>
        <text:list-item>
          <text:p text:style-name="P5"><text:span text:style-name="T24">Each car item should have edit and delete button</text:span></text:p>
        </text:list-item>
        <text:list-item>
          <text:p text:style-name="P5"><text:span text:style-name="T24">Open a confirm modal dialog when trying to delete an item</text:span></text:p>
        </text:list-item>
        <text:list-item>
          <text:p text:style-name="P5"><text:span text:style-name="T24">Implement pagination if items are more than ten</text:span></text:p>
        </text:list-item>
        <text:list-item>
          <text:p text:style-name="P6"><text:span text:style-name="T25">Car form screen</text:span></text:p>
        </text:list-item>
        <text:list-item>
          <text:p text:style-name="P7"><text:span text:style-name="T26">Save Button</text:span></text:p>
        </text:list-item>
        <text:list-item>
          <text:p text:style-name="P7"><text:span text:style-name="T26">Form fields and labels</text:span></text:p>
        </text:list-item>
        <text:list-item>
          <text:p text:style-name="P8"><text:span text:style-name="T26">Brand - input</text:span></text:p>
        </text:list-item>
        <text:list-item>
          <text:p text:style-name="P8"><text:span text:style-name="T26">Model - input</text:span></text:p>
        </text:list-item>
        <text:list-item>
          <text:p text:style-name="P8"><text:span text:style-name="T26">Description - textarea</text:span></text:p>
        </text:list-item>
        <text:list-item>
          <text:p text:style-name="P8"><text:span text:style-name="T26">Number - input</text:span></text:p>
        </text:list-item>
        <text:list-item>
          <text:p text:style-name="P8"><text:span text:style-name="T26">Type - dropdown</text:span></text:p>
        </text:list-item>
        <text:list-item>
          <text:p text:style-name="P8"><text:span text:style-name="T26">Transmission - dropdown</text:span></text:p>
        </text:list-item>
        <text:list-item>
          <text:p text:style-name="P9"><text:span text:style-name="T26">Form validation</text:span></text:p>
        </text:list-item>
        <text:list-item>
          <text:p text:style-name="P9"><text:span text:style-name="T27">Validation messag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